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3" style:family="paragraph" style:parent-style-name="Standard">
      <style:paragraph-properties fo:margin-left="0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style:text-underline-style="none"/>
    </style:style>
    <style:style style:name="P8" style:family="paragraph" style:parent-style-name="Standard" style:list-style-name="L2"/>
    <style:style style:name="P9" style:family="paragraph" style:parent-style-name="Standard" style:list-style-name="WWNum2">
      <style:paragraph-properties fo:margin-left="0.5in" fo:margin-right="0in" fo:text-indent="-0.25in" style:auto-text-indent="false"/>
      <style:text-properties style:text-underline-style="non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Sprint 3 Plan</text:p>
      <text:p text:style-name="P1"/>
      <text:p text:style-name="Standard"><text:span text:style-name="T1">Project:</text:span> VR Game Project</text:p>
      <text:p text:style-name="Standard"><text:span text:style-name="T1">Team Name</text:span>: VR Game Project Team</text:p>
      <text:p text:style-name="Standard"><text:span text:style-name="T1">Team Members: </text:span>Geoffrey Herz (PO), Gabriel Larwood, Shant Cancik, Shaoyuan Liang, Henry Tran</text:p>
      <text:p text:style-name="Standard"><text:span text:style-name="T1">Sprint Completion Date</text:span>: Wednesday, November 23rd </text:p>
      <text:p text:style-name="Standard"/>
      <text:p text:style-name="Standard">-------------------------------------------------------------------------------------------------------------------------------</text:p>
      <text:p text:style-name="Standard"/>
      <text:p text:style-name="Standard"><text:span text:style-name="T1">Goal</text:span>: The goals of this sprint are to finalize the game - replace all placeholder artwork and resources with more permanent and fitting artpacks and design permanent levels - not isolated testing levels. This includes picking a major theme, matching audio, and free or in-house created art assets. </text:p>
      <text:p text:style-name="Standard"/>
      <text:p text:style-name="Standard"><text:span text:style-name="T1">User Story 1</text:span> {As a user, I want to an expansive map or a series of levels to explore so that I can enjoy extended playtime}</text:p>
      <text:list xml:id="list3001344507826952065" text:style-name="WWNum2">
        <text:list-item>
          <text:p text:style-name="P9">Create setting level difficulty functionality within the game (6 hours)</text:p>
        </text:list-item>
        <text:list-item>
          <text:p text:style-name="P9">Write a Level Manager Script to move the player between menu and game scenes (2 hours)</text:p>
        </text:list-item>
        <text:list-item>
          <text:p text:style-name="P9">Create particle collision constraints that match needed functionality for the game ( 7 hours)</text:p>
        </text:list-item>
        <text:list-item>
          <text:p text:style-name="P10">Make the maps interesting and fun to play through, a challenge and also an adventure. Use beta testers to assure this step is completed to satisfaction. <text:span text:style-name="T2">(8 hours)</text:span></text:p>
        </text:list-item>
      </text:list>
      <text:p text:style-name="Standard"><text:tab/><text:span text:style-name="T3">Total User Story Time</text:span>: 23 hours </text:p>
      <text:p text:style-name="Standard"/>
      <text:p text:style-name="Standard"><text:span text:style-name="T1">User Story 2</text:span> {As a developer, I want the project to have Foley that matches events in the game so that I can have a more immersive experience}</text:p>
      <text:list xml:id="list3100917805951206663" text:style-name="L1">
        <text:list-item>
          <text:list>
            <text:list-item>
              <text:p text:style-name="P6">Create a 3D main menu (7 hours)</text:p>
            </text:list-item>
            <text:list-item>
              <text:p text:style-name="P6">Create a Game Over Screen (7 hours)</text:p>
            </text:list-item>
            <text:list-item>
              <text:p text:style-name="P6">Build an enemy AI and spawning system (10 hours)</text:p>
            </text:list-item>
            <text:list-item>
              <text:p text:style-name="P7">Scout <text:s/>through audiomicro and other free Foley audio samples to use. (1 hour)</text:p>
            </text:list-item>
            <text:list-item>
              <text:p text:style-name="P7">Record our own audio using capture software and hardware from UCSC music lab (2 hours)</text:p>
            </text:list-item>
            <text:list-item>
              <text:p text:style-name="P7">Go through all components of the game and ensure matching art style consistency (3 hours)</text:p>
            </text:list-item>
          </text:list>
        </text:list-item>
      </text:list>
      <text:p text:style-name="Standard"><text:tab/><text:span text:style-name="T3">Total User Story Time</text:span>: 30 hours</text:p>
      <text:p text:style-name="Standard"><text:line-break/><text:span text:style-name="T1">User Story 3</text:span> {As a developer, I want the project to have a dedicated art style where we can create our own assets for and pull free pre-created assets so that we can create a unique looking game}</text:p>
      <text:list xml:id="list5071985403089705943" text:style-name="L2">
        <text:list-item>
          <text:list>
            <text:list-item>
              <text:p text:style-name="P8">Build out 3D enemy models / user cockpit in Blender and import into Unity (10 hours)</text:p>
            </text:list-item>
            <text:list-item>
              <text:p text:style-name="P8"><text:soft-page-break/>Enhance the player's cockpit Heads Up Display with an art style build in Adobe After Effects (10 hours)</text:p>
            </text:list-item>
          </text:list>
        </text:list-item>
      </text:list>
      <text:p text:style-name="Standard"><text:tab/><text:span text:style-name="T3">Total User Story Time</text:span>: 20 hours</text:p>
      <text:p text:style-name="P3"><text:line-break/></text:p>
      <text:p text:style-name="Standard"><text:span text:style-name="T1">Team Roles</text:span>: Geoffrey Herz ……………………………….(Developer)</text:p>
      <text:p text:style-name="P4"><text:s text:c="10"/>Gabriel Larwood …………………………….(Developer)</text:p>
      <text:p text:style-name="P4"><text:s text:c="10"/>Shant Cancik ………………………………..(Developer)</text:p>
      <text:p text:style-name="P4"><text:s text:c="10"/>Shaoyuan Liang …………………………….(Developer)</text:p>
      <text:p text:style-name="P4"><text:s text:c="10"/>Henry Tran …………………………………..(Developer)</text:p>
      <text:p text:style-name="P3"><text:span text:style-name="T1">Scrum Master: </text:span><text:span text:style-name="T4">Geoffrey Herz &amp; Shaoyuan Lia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11-22T23:46:35.04</dc:date>
    <meta:generator>OpenOffice/4.1.2$Win32 OpenOffice.org_project/412m3$Build-9782</meta:generator>
    <meta:editing-duration>PT51S</meta:editing-duration>
    <meta:editing-cycles>2</meta:editing-cycles>
    <meta:document-statistic meta:table-count="0" meta:image-count="0" meta:object-count="0" meta:page-count="2" meta:paragraph-count="32" meta:word-count="395" meta:character-count="2455"/>
  </office:meta>
</office:document-meta>
</file>